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TERMO DE CONTRATO DE SERVIÇO</text:span></text:p>
      <text:p text:style-name="P1"><text:span text:style-name="T2"/></text:p>
      <text:p text:style-name="P2"><text:span text:style-name="T3">O serviço é remunerado e prestado por pessoa jurídica a entidade pública ou a instituição privada de fins lucrativos que tenha objetivos cívicos, culturais, educacionais, científicos, recreativos ou Comerciais.</text:span></text:p>
      <text:p text:style-name="P2"><text:span text:style-name="T4"/></text:p>
      <text:p text:style-name="P2"><text:span text:style-name="T5">CLÁUSULA PRIMEIRA - DO OBJETO</text:span></text:p>
      <text:p text:style-name="P2"><text:span text:style-name="T6"/></text:p>
      <text:p text:style-name="P2"><text:span text:style-name="T7">1. O presente contrato tem como objeto A REALIZAÇÃO DE SERVIÇO(S) PARA SUPRIR A NECESSIDADE DO CONTRATANTE .</text:span></text:p>
      <text:p text:style-name="P2"><text:span text:style-name="T8"/></text:p>
      <text:p text:style-name="P2"><text:span text:style-name="T9">2. Este Termo de Contrato acata a lei 13.429, de 31 de Março de 2017.</text:span></text:p>
      <text:p text:style-name="P2"><text:span text:style-name="T10"/></text:p>
      <text:p text:style-name="P2"><text:span text:style-name="T11">CLÁUSULA SEGUNDA - DOS PREÇOS E DO VALOR DO CONTRATO</text:span></text:p>
      <text:p text:style-name="P2"><text:span text:style-name="T12"/></text:p>
      <text:p text:style-name="P2"><text:span text:style-name="T13">1. Os preços dos serviços são aqueles constantes da Planilha apresentada pela CONTRATADA (de acordo o serviço)</text:span></text:p>
      <text:p text:style-name="P2"><text:span text:style-name="T14"/></text:p>
      <text:p text:style-name="P2"><text:span text:style-name="T15">2. No valor acima estão incluídas todas as despesas ordinárias exclusivas dos serviços decorrentes da execução do objetivo, não compramos ou vendemos peças físicas,</text:span></text:p>
      <text:p text:style-name="P2"><text:span text:style-name="T16"/></text:p>
      <text:p text:style-name="P2"><text:span text:style-name="T17">CLÁUSULA TERCEIRA - DOS PRAZOS</text:span></text:p>
      <text:p text:style-name="P2"><text:span text:style-name="T18"/></text:p>
      <text:p text:style-name="P2"><text:span text:style-name="T19">1. A CONTRATADA ficará obrigada cumprir os prazos apresentados em sua proposta e aceitos pela administração para</text:span></text:p>
      <text:p text:style-name="P2"><text:span text:style-name="T19">execução dos serviços, contado do recebimento da autorização de serviço expedida pelo(a) CONTRATANTE.</text:span></text:p>
      <text:p text:style-name="P2"><text:span text:style-name="T20"/></text:p>
      <text:p text:style-name="P2"><text:span text:style-name="T21">2. Eventuais retrabalhos deverão ser iniciados em até 48 horas a contar da notificação da FISCALIZAÇÃO do CONTRATANTE, sem prejuízo de outros serviços autorizados para execução</text:span></text:p>
      <text:p text:style-name="P2"><text:span text:style-name="T22"/></text:p>
      <text:p text:style-name="P2"><text:span text:style-name="T23">CLÁUSULA QUARTA - DO REGIME DE EXECUÇÃO DOS SERVIÇOS</text:span></text:p>
      <text:p text:style-name="P2"><text:span text:style-name="T24"/></text:p>
      <text:p text:style-name="P2"><text:span text:style-name="T25">1. O regime de execução dos serviços a serem executados pela CONTRATADA, os materiais que serão empregados e</text:span></text:p>
      <text:p text:style-name="P2"><text:span text:style-name="T25">a fiscalização pela CONTRATANTE são aqueles de comuns acordos entre as partes</text:span></text:p>
      <text:p text:style-name="P2"><text:span text:style-name="T26"/></text:p>
      <text:p text:style-name="P2"><text:span text:style-name="T27">CLÁUSULA QUINTA- DA VIGÊNCIA E DA EFICÁCIA</text:span></text:p>
      <text:p text:style-name="P2"><text:span text:style-name="T28"/></text:p>
      <text:p text:style-name="P2"><text:span text:style-name="T29">1. A vigência deste contrato terá início imediato mediante contratação da contratante.</text:span></text:p>
      <text:p text:style-name="P2"><text:span text:style-name="T29">2. A vigência poderá ser prorrogada por interesse das partes, desde que haja autorização formal da autoridade competente e observados os seguintes requisitos:</text:span></text:p>
      <text:p text:style-name="P2"><text:span text:style-name="T30">2.1. Os serviços tenham sido prestados regularmente;</text:span></text:p>
      <text:p text:style-name="P2"><text:span text:style-name="T30">2.2. A Administração mantenha interesse na realização do serviço;</text:span></text:p>
      <text:p text:style-name="P2"><text:span text:style-name="T31">2.3. O valor do contrato permaneça economicamente vantajoso para a Administração; e</text:span></text:p>
      <text:p text:style-name="P2"><text:span text:style-name="T31">2.4. A contratada manifeste expressamente interesse na prorrogação.</text:span></text:p>
      <text:p text:style-name="P2"><text:span text:style-name="T31">2.5. A CONTRATADA não tem direito subjetivo à prorrogação contratual.</text:span></text:p>
      <text:p text:style-name="P2"><text:span text:style-name="T32"/></text:p>
      <text:p text:style-name="P2"><text:span text:style-name="T32"/></text:p>
      <text:p text:style-name="P2"><text:span text:style-name="T33">CLÁUSULA SEXTA - DOS ENCARGOS DO CONTRATANTE</text:span></text:p>
      <text:p text:style-name="P2"><text:span text:style-name="T33">1. Caberá ao CONTRATANTE:</text:span></text:p>
      <text:p text:style-name="P2"><text:span text:style-name="T33">1.1 - Permitir acesso dos técnicos da CONTRATADA às instalações do CONTRANTANTE para execução dos serviços constantes do objeto;</text:span></text:p>
      <text:p text:style-name="P2"><text:span text:style-name="T33">1.2 - Prestar as informações e os esclarecimentos que venham a ser solicitados pelos técnicos da CONTRATADA;</text:span></text:p>
      <text:p text:style-name="P2"><text:span text:style-name="T33">1.3 - Rejeitar qualquer serviço executado em desacordo com as especificações solicitadas do CONTRATANTE;</text:span></text:p>
      <text:p text:style-name="P2"><text:span text:style-name="T33">1.4 - Impedir que terceiros executem os serviços objeto deste contratrato;</text:span></text:p>
      <text:p text:style-name="P2"><text:span text:style-name="T33">1.5 - Solicitar que seja refeito o serviço caso não atenda a finalidade desejada pela CONTRATANTE;</text:span></text:p>
      <text:p text:style-name="P2"><text:span text:style-name="T33">1.6 - Disponibilizar à CONTRATADA espaço físico em suas dependências para a execução dos serviços IV, V e VI da home deste site;</text:span></text:p>
      <text:p text:style-name="P2"><text:span text:style-name="T33">1.7 - Atestar as faturas correspondentes e supervisionar o serviço.</text:span></text:p>
      <text:p text:style-name="P2"><text:span text:style-name="T34"/></text:p>
      <text:p text:style-name="P2"><text:span text:style-name="T35">CLÁUSULA SÉTIMA - DOS ENCARGOS DA CONTRATADA</text:span></text:p>
      <text:p text:style-name="P2"><text:span text:style-name="T35">1. Caberá à CONTRATADA</text:span><text:span text:style-name="T36">:</text:span></text:p>
      <text:p text:style-name="P2"><text:span text:style-name="T37"/></text:p>
      <text:p text:style-name="P2"><text:span text:style-name="T38">1.1 - Responder, em relação aos seus técnicos, por todas as despesas decorrentes da execução dos serviços, tais</text:span></text:p>
      <text:p text:style-name="P2"><text:span text:style-name="T38">como:</text:span></text:p>
      <text:p text:style-name="P2"><text:span text:style-name="T38">a. salários;</text:span></text:p>
      <text:p text:style-name="P2"><text:span text:style-name="T38">b. seguros de acidente;</text:span></text:p>
      <text:p text:style-name="P2"><text:span text:style-name="T38">c. taxas, impostos e contribuições;</text:span></text:p>
      <text:p text:style-name="P2"><text:span text:style-name="T38">d. indenizações;</text:span></text:p>
      <text:p text:style-name="P2"><text:span text:style-name="T38">e. vales-refeição;</text:span></text:p>
      <text:p text:style-name="P2"><text:span text:style-name="T38">f. vales-transporte; e</text:span></text:p>
      <text:p text:style-name="P2"><text:span text:style-name="T38">g. outras que porventura venham a ser criadas e exigidas pelo Governo;</text:span></text:p>
      <text:p text:style-name="P2"><text:span text:style-name="T39"/></text:p>
      <text:p text:style-name="P2"><text:span text:style-name="T40">1.2 - Manter os seus técnicos sujeitos às normas disciplinares do CONTRATANTE quando em trabalho no local, porém sem qualquer vínculo empregatício com o órgão;</text:span></text:p>
      <text:p text:style-name="P2"><text:span text:style-name="T41"/></text:p>
      <text:p text:style-name="P2"><text:span text:style-name="T42">1.3 - Manter os seus técnicos identificados por crachá</text:span></text:p>
      <text:p text:style-name="P2"><text:span text:style-name="T43"/></text:p>
      <text:p text:style-name="P2"><text:span text:style-name="T44">1.4 - Usar a melhor técnica possível para a execução dos serviços objeto deste contrato;</text:span></text:p>
      <text:p text:style-name="P2"><text:span text:style-name="T45"/></text:p>
      <text:p text:style-name="P2"><text:span text:style-name="T46">1.5 - Não remover os bens e acessórios do local onde se encontram sem o consentimento prévio e por escrito da CONTRATANTE, quando for o caso;</text:span></text:p>
      <text:p text:style-name="P2"><text:span text:style-name="T47"/></text:p>
      <text:p text:style-name="P2"><text:span text:style-name="T48">1.6 - Submeter à fiscalização do CONTRATANTE as amostras de todos os materiais a serem empregados nos serviços antes da sua execução;</text:span></text:p>
      <text:p text:style-name="P2"><text:span text:style-name="T49"/></text:p>
      <text:p text:style-name="P2"><text:span text:style-name="T50">1.7 -Obter todas e quaisquer informações junto à CONTRATANTE necessárias à boa consecução dos trabalhos;</text:span></text:p>
      <text:p text:style-name="P2"><text:span text:style-name="T51"/></text:p>
      <text:p text:style-name="P2"><text:span text:style-name="T52">CLÁUSULA OITAVA - DO ACOMPANHAMENTO E DA FISCALIZAÇÃO</text:span></text:p>
      <text:p text:style-name="P2"><text:span text:style-name="T53"/></text:p>
      <text:p text:style-name="P2"><text:span text:style-name="T54">1. A execução dos serviços objeto deste contrato será acompanhada e fiscalizada por do CONTRATANTE, designado para esse fim.</text:span></text:p>
      <text:p text:style-name="P2"><text:span text:style-name="T55"/></text:p>
      <text:p text:style-name="P2"><text:span text:style-name="T56">2. O servidor do CONTRATANTE anotará em registro próprio todas as ocorrências relacionadas com a execução dos serviços, determinando o que for necessário à regularização das faltas ou defeitos observados.</text:span></text:p>
      <text:p text:style-name="P2"><text:span text:style-name="T57"/></text:p>
      <text:p text:style-name="P2"><text:span text:style-name="T58">3. As decisões e providências que ultrapassarem a competência do representante deverão ser solicitadas a autoridade competente do(a) CONTRATANTE, em tempo hábil, para a adoção das medidas convenientes.</text:span></text:p>
      <text:p text:style-name="P2"><text:span text:style-name="T59"/></text:p>
      <text:p text:style-name="P2"><text:span text:style-name="T60">4. A CONTRATADA deverá manter preposto para representá-la durante a execução deste contrato, desde que aceito pela Administração do CONTRATANTE.</text:span></text:p>
      <text:p text:style-name="P2"><text:span text:style-name="T60"/></text:p>
      <text:p text:style-name="P3"><text:span text:style-name="T61">CLÁUSULA NONA - DO TRABALHO COM SOFTWARE ORIGINAL</text:span></text:p>
      <text:p text:style-name="P3"><text:span text:style-name="T61"/></text:p>
      <text:p text:style-name="P3"><text:span text:style-name="T61">1. Em consolidação a lei 9.610 a CONTRATADA não trabalha (instala, configura ou comercializa) software pirata ou de licenciamento duvidoso.</text:span></text:p>
      <text:p text:style-name="P3"><text:span text:style-name="T61"/></text:p>
      <text:p text:style-name="P3"><text:span text:style-name="T61">2. É de custo exclusivo da CONTRATANTE<text:s text:c="2"/>a obtenção de software legais e originais de qualquer natureza como também de suas respectivas assinaturas ficando como obrigação da CONTRATADA<text:s text:c="2"/>a instalação e a posteriori configuração ou customização do mesmo.</text:span></text:p>
      <text:p text:style-name="P3"><text:span text:style-name="T61"/></text:p>
      <text:p text:style-name="P3"><text:span text:style-name="T61">3. Fica como parte do serviço da CONTRATADA<text:s text:c="2"/>a intermediação de compras e aquisição destes ativos, passando ou repassando de maneira transparente à CONTRATANTE os custos materias e imateriais destes produtos.</text:span></text:p>
      <text:p text:style-name="P4"><text:span text:style-name="T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